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tab-stops>
          <style:tab-stop style:position="1cm"/>
        </style:tab-stops>
      </style:paragraph-properties>
    </style:style>
    <style:style style:name="P3"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4" style:family="paragraph" style:parent-style-name="Standard" style:list-style-name="WWNum11">
      <style:paragraph-properties fo:margin-left="0.635cm" fo:margin-right="0cm" fo:line-height="150%" fo:text-indent="-0.635cm" style:auto-text-indent="false">
        <style:tab-stops>
          <style:tab-stop style:position="1cm"/>
        </style:tab-stops>
      </style:paragraph-properties>
    </style:style>
    <style:style style:name="P5" style:family="paragraph" style:parent-style-name="Standard">
      <style:paragraph-properties fo:margin-left="1cm" fo:margin-right="0cm" fo:line-height="150%" fo:text-align="justify" style:justify-single-word="false" fo:text-indent="0.751cm" style:auto-text-indent="false">
        <style:tab-stops>
          <style:tab-stop style:position="1cm"/>
        </style:tab-stops>
      </style:paragraph-properties>
    </style:style>
    <style:style style:name="P6" style:family="paragraph" style:parent-style-name="Standard" style:list-style-name="WWNum12">
      <style:paragraph-properties fo:margin-left="1.752cm" fo:margin-right="0cm" fo:line-height="150%" fo:text-align="justify" style:justify-single-word="false" fo:text-indent="-0.751cm" style:auto-text-indent="false">
        <style:tab-stops>
          <style:tab-stop style:position="1cm"/>
        </style:tab-stops>
      </style:paragraph-properties>
    </style:style>
    <style:style style:name="P7" style:family="paragraph" style:parent-style-name="Standard" style:list-style-name="WWNum13">
      <style:paragraph-properties fo:margin-left="1.752cm" fo:margin-right="0cm" fo:line-height="150%" fo:text-align="justify" style:justify-single-word="false" fo:text-indent="-0.751cm" style:auto-text-indent="false">
        <style:tab-stops>
          <style:tab-stop style:position="1cm"/>
        </style:tab-stops>
      </style:paragraph-properties>
    </style:style>
    <style:style style:name="P8" style:family="paragraph" style:parent-style-name="Standard">
      <style:paragraph-properties fo:margin-left="1cm" fo:margin-right="0cm" fo:line-height="150%" fo:text-align="justify" style:justify-single-word="false" fo:text-indent="0cm" style:auto-text-indent="false">
        <style:tab-stops>
          <style:tab-stop style:position="1cm"/>
        </style:tab-stops>
      </style:paragraph-properties>
    </style:style>
    <style:style style:name="P9" style:family="paragraph" style:parent-style-name="Standard" style:master-page-name="Standard">
      <style:paragraph-properties fo:line-height="150%" fo:text-align="center" style:justify-single-word="false" style:page-number="auto"/>
    </style:style>
    <style:style style:name="P10" style:family="paragraph" style:parent-style-name="Footer">
      <style:paragraph-properties fo:text-align="end" style:justify-single-word="false"/>
    </style:style>
    <style:style style:name="P11" style:family="paragraph" style:parent-style-name="Header">
      <style:paragraph-properties fo:text-align="end" style:justify-single-word="false"/>
    </style:style>
    <style:style style:name="T1"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BAB V</text:span></text:p>
      <text:p text:style-name="P1"><text:span text:style-name="T1">PENUTUP</text:span><text:bookmark text:name="_GoBack"/></text:p>
      <text:p text:style-name="P3"/>
      <text:list xml:id="list8700555792371653596" text:style-name="WWNum11">
        <text:list-item>
          <text:p text:style-name="P4"><text:span text:style-name="T1">Kesimpulan</text:span></text:p>
        </text:list-item>
      </text:list>
      <text:p text:style-name="P5">Kesimpulan yang dapat diperoleh dari penjelasan diatas adalah <text:s text:c="13"/>sebagai berikut :</text:p>
      <text:list xml:id="list5183618541360109845" text:style-name="WWNum12">
        <text:list-item>
          <text:p text:style-name="P6">Penggunaan sistem manual pada sistem perekrutan crew pada <text:s text:c="26"/>PT. Rimba Segara Lines seperti yang masih dilaksanakan sampai sekarang ini kurang efektif dan efisien. Pada media penyimpanan data dan pelaporan sistem informasi yang masih belum teratur dan tertata dengan baik yang dapat diakses oleh Direktur Operasi jika suatu saat ingin informasi mengenai jumlah crew yang berada dikapal.</text:p>
        </text:list-item>
        <text:list-item>
          <text:p text:style-name="P6">Sistem kerja yang belum terkomputerisasi atau manualisasi ini tidak menutup kemungkinan untuk dilaksanakan perubahan sesuai dengan perkembangan sekarang ini yang sudah memakai sistem komputerisasi.</text:p>
        </text:list-item>
        <text:list-item>
          <text:p text:style-name="P6">Dengan sistem kerja yang belum komputerisasi tidak dapat membantu pekerjaan secara keseluruhan dan mempercepat proses pengerjaannya sehingga penumpukan file tidak dapat dihindari.</text:p>
        </text:list-item>
        <text:list-item>
          <text:p text:style-name="P6">Tidak adanya jaminan keutuhan dari sebuah file dikarenakan tidak adanya jaminan file file tersebut tidak akan hilang, terselip ataupun bertukar tempat.</text:p>
        </text:list-item>
      </text:list>
      <text:p text:style-name="P2"/>
      <text:p text:style-name="P2"><text:span text:style-name="T1">B.<text:tab/>Saran</text:span></text:p>
      <text:p text:style-name="P5">Untuk menunjang dan membantu serta menjaga kelancaran dalam sistem perekrutan crew maka penulis memberikan beberapa saran, yaitu :</text:p>
      <text:list xml:id="list4735560921383380448" text:style-name="WWNum13">
        <text:list-item>
          <text:p text:style-name="P7">Pemeliharan file file agar tidak mudah hilang, rusak, ataupun bertukar tempat.</text:p>
        </text:list-item>
        <text:list-item>
          <text:p text:style-name="P7">Mencari SDM yang berpengalaman dan handal dalam mengelola sistem perekrutan crew.</text:p>
        </text:list-item>
        <text:list-item>
          <text:p text:style-name="P7"><text:soft-page-break/>Mengingat banyaknya file file yang menumpuk, maka perlua adanya sistem terkomputerisasi agar memudahkan dalam proses pengolahan data pelamar dan data crew berjalan dengan lancer, hemat waktu dan lebih efisien.</text:p>
        </text:list-item>
        <text:list-item>
          <text:p text:style-name="P7">Diharuskan adanya penempatan yang rapi untuk memudahkan dalam proses pencarian file yang dimaksud.</text:p>
        </text:list-item>
      </text:list>
      <text:p text:style-name="P2"/>
      <text:p text:style-name="P8">Tujuan dari sistem adalah guna terciptanya suatu sistem yang benar benar dapat membantu dalam seluruh pekerjaan.</text:p>
      <text:p text:style-name="P8"/>
      <text:p text:style-name="P8">Demikian saran yang dapat penulis kemukakan, semoga menjadi manfaat dikemudian har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d" fo:country="ID"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id" fo:country="ID"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orphans="2" fo:widows="2" style:writing-mode="lr-tb"/>
      <style:text-properties style:use-window-font-color="true" style:font-name="Times New Roman" fo:font-size="12pt" fo:language="en" fo:country="US"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3.40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7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4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1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48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5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2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29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3.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251cm" fo:margin-left="4.001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01cm" fo:margin-left="0cm" fo:margin-right="0cm" fo:margin-bottom="2.402cm" style:dynamic-spacing="true"/>
      </style:header-style>
      <style:footer-style>
        <style:header-footer-properties fo:min-height="1.75cm" fo:margin-left="0cm" fo:margin-right="0cm" fo:margin-top="1.649cm" style:dynamic-spacing="true"/>
      </style:footer-style>
    </style:page-layout>
  </office:automatic-styles>
  <office:master-styles>
    <style:master-page style:name="Standard" style:page-layout-name="Mpm1">
      <style:header>
        <text:p text:style-name="MP1"><text:page-number text:select-page="current">2</text:page-number></text:p>
        <text:p text:style-name="Header"/>
      </style:header>
      <style:footer>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y</meta:initial-creator>
    <dc:creator>roy</dc:creator>
    <meta:editing-cycles>14</meta:editing-cycles>
    <meta:creation-date>2013-05-16T07:02:00</meta:creation-date>
    <dc:date>2013-05-28T02:59:00</dc:date>
    <meta:editing-duration>PT17M23S</meta:editing-duration>
    <meta:generator>LibreOffice/4.0.2.2$Linux_x86 LibreOffice_project/400m0$Build-2</meta:generator>
    <meta:document-statistic meta:table-count="0" meta:image-count="0" meta:object-count="0" meta:page-count="2" meta:paragraph-count="17" meta:word-count="259" meta:character-count="1869" meta:non-whitespace-character-count="15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